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3500000BB80000190ECF401C92222D388B.wmf" manifest:media-type="image/x-wmf"/>
  <manifest:file-entry manifest:full-path="Pictures/200001340000138C00000DB63666905A8D19B3E6.wmf" manifest:media-type="image/x-wmf"/>
  <manifest:file-entry manifest:full-path="Pictures/1000020100000476000002FAB15058BB5882DE4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opacity="0%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737cm"/>
    </style:style>
    <style:style style:name="gr5" style:family="graphic" style:parent-style-name="standard">
      <style:graphic-properties draw:stroke="none" svg:stroke-color="#000000" draw:fill="none" draw:fill-color="#ffffff" fo:min-height="0.869cm"/>
    </style:style>
    <style:style style:name="gr6" style:family="graphic" style:parent-style-name="objectwithoutfill">
      <style:graphic-properties draw:stroke="dash" draw:stroke-dash="Ultrafine_20_Dotted_20__28_var_29_" svg:stroke-width="0.159cm" svg:stroke-color="#f58220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svg:stroke-color="#000000" draw:fill-color="#ffec00" draw:textarea-horizontal-align="justify" draw:textarea-vertical-align="middle" draw:auto-grow-height="false" fo:min-height="0.45cm" fo:min-width="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style:font-name="Arial"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-color="#ffec00"/>
      <style:paragraph-properties fo:text-align="center"/>
      <style:text-properties fo:color="#ed1c24" style:font-name="Arial" fo:font-size="11pt"/>
    </style:style>
    <style:style style:name="T1" style:family="text">
      <style:text-properties fo:color="#000000" style:font-name="Arial" fo:font-size="22pt" style:font-size-asian="22pt" style:font-size-complex="22pt"/>
    </style:style>
    <style:style style:name="T2" style:family="text">
      <style:text-properties fo:color="#ed1c24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143cm" svg:height="13.44cm" svg:x="4.945cm" svg:y="3.893cm">
          <draw:image xlink:href="Pictures/1000020100000476000002FAB15058BB5882DE4A.png" xlink:type="simple" xlink:show="embed" xlink:actuate="onLoad">
            <text:p/>
          </draw:image>
        </draw:frame>
        <draw:frame draw:style-name="gr2" draw:text-style-name="P1" draw:layer="layout" svg:width="3.007cm" svg:height="2.109cm" draw:transform="rotate (-3.14159265358979) translate (12.274cm 16.767cm)">
          <draw:image xlink:href="Pictures/200001340000138C00000DB63666905A8D19B3E6.wmf" xlink:type="simple" xlink:show="embed" xlink:actuate="onLoad">
            <text:p/>
          </draw:image>
        </draw:frame>
        <draw:polygon draw:style-name="gr3" draw:text-style-name="P2" draw:layer="layout" svg:width="4.199cm" svg:height="0.999cm" svg:x="10.4cm" svg:y="13.2cm" svg:viewBox="0 0 4200 1000" draw:points="100,0 0,900 4100,1000 4200,0">
          <text:p/>
        </draw:polygon>
        <draw:frame draw:style-name="gr1" draw:text-style-name="P1" draw:layer="layout" svg:width="1.12cm" svg:height="2.4cm" svg:x="12.5cm" svg:y="14cm">
          <draw:image xlink:href="Pictures/2000003500000BB80000190ECF401C92222D388B.wmf" xlink:type="simple" xlink:show="embed" xlink:actuate="onLoad">
            <text:p/>
          </draw:image>
        </draw:frame>
        <draw:frame draw:style-name="gr4" draw:text-style-name="P4" draw:layer="layout" svg:width="4.3cm" svg:height="1.987cm" svg:x="5cm" svg:y="15.113cm">
          <draw:text-box>
            <text:p text:style-name="P3"><text:span text:style-name="T1">Stadthaus-gasse</text:span></text:p>
          </draw:text-box>
        </draw:frame>
        <draw:frame draw:style-name="gr5" draw:text-style-name="P6" draw:layer="layout" svg:width="5.2cm" svg:height="1.119cm" svg:x="8.3cm" svg:y="3.981cm">
          <draw:text-box>
            <text:p text:style-name="P5"><text:span text:style-name="T1">Spiegelgasse</text:span></text:p>
          </draw:text-box>
        </draw:frame>
        <draw:frame draw:style-name="gr5" draw:text-style-name="P4" draw:layer="layout" svg:width="4.68cm" svg:height="1.119cm" svg:x="20.2cm" svg:y="4.137cm">
          <draw:text-box>
            <text:p text:style-name="P3"><text:span text:style-name="T1">Marktgasse</text:span></text:p>
          </draw:text-box>
        </draw:frame>
        <draw:frame draw:style-name="gr5" draw:text-style-name="P4" draw:layer="layout" svg:width="4.4cm" svg:height="1.119cm" svg:x="16cm" svg:y="11.281cm">
          <draw:text-box>
            <text:p text:style-name="P3"><text:span text:style-name="T1">Fischmarkt</text:span></text:p>
          </draw:text-box>
        </draw:frame>
        <draw:path draw:style-name="gr6" draw:text-style-name="P1" draw:layer="layout" svg:width="4.836cm" svg:height="13.982cm" draw:transform="rotate (-1.59348560707082) translate (23.2cm 9.4cm)" svg:viewBox="0 0 4837 13983" svg:d="M917 13983c4586-704 6165-10443-917-13983">
          <text:p/>
        </draw:path>
        <draw:custom-shape draw:style-name="gr7" draw:text-style-name="P8" draw:layer="layout" svg:width="2.5cm" svg:height="0.7cm" svg:x="17.5cm" svg:y="14.3cm">
          <text:p text:style-name="P7"><text:span text:style-name="T2">ÖV-Verkeh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3.622cm" svg:height="2.287cm" draw:transform="rotate (-1.59348560707082) translate (11.2cm 4.8cm)" svg:viewBox="0 0 3623 2288" svg:d="M552 2288c4390-500 3956-1990-552-2288">
          <text:p/>
        </draw:path>
        <draw:path draw:style-name="gr6" draw:text-style-name="P1" draw:layer="layout" svg:width="0.792cm" svg:height="4.384cm" draw:transform="rotate (-1.59348560707082) translate (10.1cm 8.6cm)" svg:viewBox="0 0 793 4385" svg:d="M700 4385c238-2706 27-3201-700-4385">
          <text:p/>
        </draw:path>
        <draw:custom-shape draw:style-name="gr7" draw:text-style-name="P8" draw:layer="layout" svg:width="2.5cm" svg:height="0.7cm" svg:x="10.9cm" svg:y="7.8cm">
          <text:p text:style-name="P7"><text:span text:style-name="T2">IV-Verkeh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7:35:23.945343129</meta:creation-date>
    <dc:date>2018-10-22T07:33:03.661232704</dc:date>
    <meta:editing-duration>PT3H11M36S</meta:editing-duration>
    <meta:editing-cycles>4</meta:editing-cycles>
    <meta:generator>LibreOffice/5.4.5.1$MacOSX_X86_64 LibreOffice_project/79c9829dd5d8054ec39a82dc51cd9eff340dbee8</meta:generator>
    <meta:document-statistic meta:object-count="13"/>
  </office:meta>
</office:document-meta>
</file>